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Pictures/20000016000002460000021305EF71429D72DBB3.svm" manifest:media-type="image/x-svm"/>
  <manifest:file-entry manifest:full-path="Pictures/1000020000000012000000125E7BFFD30073F7DC.png" manifest:media-type="image/png"/>
  <manifest:file-entry manifest:full-path="Pictures/2000000F000001D3000001D7DF8122581FD9696C.svm" manifest:media-type="image/x-svm"/>
  <manifest:file-entry manifest:full-path="Pictures/100002000000001500000014CE5EF1D503A59ADC.png" manifest:media-type="image/png"/>
  <manifest:file-entry manifest:full-path="Pictures/10000200000000130000001216BCDDD6743D1C81.png" manifest:media-type="image/png"/>
  <manifest:file-entry manifest:full-path="Pictures/2000000F000001FE000001D7582E061F1700CBFB.svm" manifest:media-type="image/x-svm"/>
  <manifest:file-entry manifest:full-path="Pictures/100002000000001300000014B0BB5C13EDC58B8F.png" manifest:media-type="image/png"/>
  <manifest:file-entry manifest:full-path="Pictures/200000160000022B000002131287E7164A2C663A.svm" manifest:media-type="image/x-svm"/>
  <manifest:file-entry manifest:full-path="Pictures/200000160000023E00000213BF57E94BE90E8E54.svm" manifest:media-type="image/x-svm"/>
  <manifest:file-entry manifest:full-path="Pictures/20000016000001FB000002139C26B7625FC8D2ED.svm" manifest:media-type="image/x-svm"/>
  <manifest:file-entry manifest:full-path="Pictures/100002000000001600000014705BEE7B0B148AED.png" manifest:media-type="image/png"/>
  <manifest:file-entry manifest:full-path="Pictures/2000000F000001F5000001D73BEDFCFCEBC089CB.svm" manifest:media-type="image/x-svm"/>
  <manifest:file-entry manifest:full-path="Pictures/10000200000000160000001421EBA3510C55676C.png" manifest:media-type="image/png"/>
  <manifest:file-entry manifest:full-path="Pictures/10000200000000130000001237486A618A3A9052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ed6" officeooo:paragraph-rsid="0016fed6"/>
    </style:style>
    <style:style style:name="P2" style:family="paragraph" style:parent-style-name="Standard">
      <style:text-properties officeooo:rsid="00184630" officeooo:paragraph-rsid="00184630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officeooo:rsid="001aa981"/>
    </style:style>
    <style:style style:name="T2" style:family="text">
      <style:text-properties officeooo:rsid="001ffae0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0.457cm" fo:min-width="0.2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25cm" fo:min-width="0.7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25cm" fo:min-width="0.7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25cm" fo:min-width="0.7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Pontas_20_das_20_seta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Pontas_20_das_20_setas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Pontas_20_das_20_setas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a:</text:p>
      <text:p text:style-name="P1"><text:tab/><draw:g text:anchor-type="as-char" draw:z-index="2" draw:name="Forma1" draw:style-name="gr1"><draw:custom-shape draw:style-name="gr2" draw:text-style-name="P3" svg:width="1.001cm" svg:height="1.001cm" svg:x="1.251cm" svg:y="2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gon draw:style-name="gr3" draw:text-style-name="P4" svg:width="3.749cm" svg:height="4.499cm" draw:transform="rotate (1.5707963267949) translate (1.75cm 4.75004166666667cm)" svg:viewBox="0 0 3750 4500" draw:points="0,0 3750,0 3750,2000 3250,2000 3250,2750 3750,2750 3750,4500 0,4500"><text:p/></draw:polygon><draw:custom-shape draw:style-name="gr4" draw:text-style-name="P4" svg:width="1.001cm" svg:height="0.752cm" svg:x="5.75cm" svg:y="2.49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5" draw:text-style-name="P4" svg:x1="5.75cm" svg:y1="2.5cm" svg:x2="6.75cm" svg:y2="2.5cm"><text:p/></draw:line><draw:line draw:style-name="gr6" draw:text-style-name="P4" svg:x1="3.75cm" svg:y1="1.593cm" svg:x2="4.5cm" svg:y2="1.593cm"><text:p/></draw:line><draw:custom-shape draw:style-name="gr7" draw:text-style-name="P5" svg:width="0.251cm" svg:height="0.249cm" svg:x="4.373cm" svg:y="1.115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8" draw:text-style-name="P4" svg:x1="6.25cm" svg:y1="1cm" svg:x2="7cm" svg:y2="1cm"><text:p/></draw:line><draw:custom-shape draw:style-name="gr9" draw:text-style-name="P5" svg:width="1.25cm" svg:height="0.502cm" svg:x="7.001cm" svg:y="0.75cm"><text:p/><draw:enhanced-geometry svg:viewBox="0 0 21600 21600" draw:type="rectangle" draw:enhanced-path="M 0 0 L 21600 0 21600 21600 0 21600 0 0 Z N"/></draw:custom-shape><draw:custom-shape draw:style-name="gr10" draw:text-style-name="P4" svg:width="1.25cm" svg:height="0.502cm" svg:x="8.751cm" svg:y="0.75cm"><text:p/><draw:enhanced-geometry svg:viewBox="0 0 21600 21600" draw:type="rectangle" draw:enhanced-path="M 0 0 L 21600 0 21600 21600 0 21600 0 0 Z N"/></draw:custom-shape><draw:line draw:style-name="gr11" draw:text-style-name="P4" svg:x1="8.25cm" svg:y1="1cm" svg:x2="8.75cm" svg:y2="1cm"><text:p/></draw:line><draw:line draw:style-name="gr12" draw:text-style-name="P4" svg:x1="10cm" svg:y1="1cm" svg:x2="10.75cm" svg:y2="1cm"><text:p/></draw:line><draw:line draw:style-name="gr13" draw:text-style-name="P4" svg:x1="10.75cm" svg:y1="2.75cm" svg:x2="10.75cm" svg:y2="1cm"><text:p/></draw:line><draw:line draw:style-name="gr14" draw:text-style-name="P4" svg:x1="10cm" svg:y1="2.75cm" svg:x2="11.5cm" svg:y2="2.75cm"><text:p/></draw:line><draw:line draw:style-name="gr15" draw:text-style-name="P4" svg:x1="10cm" svg:y1="3cm" svg:x2="11.5cm" svg:y2="3cm"><text:p/></draw:line><draw:line draw:style-name="gr16" draw:text-style-name="P4" svg:x1="10.75cm" svg:y1="4.75cm" svg:x2="10.75cm" svg:y2="3cm"><text:p/></draw:line><draw:line draw:style-name="gr17" draw:text-style-name="P4" svg:x1="6.25cm" svg:y1="4.75cm" svg:x2="10.75cm" svg:y2="4.75cm"><text:p/></draw:line><draw:line draw:style-name="gr18" draw:text-style-name="P4" svg:x1="10.75cm" svg:y1="1cm" svg:x2="13cm" svg:y2="1cm"><text:p/></draw:line><draw:line draw:style-name="gr19" draw:text-style-name="P4" svg:x1="13cm" svg:y1="2.25cm" svg:x2="13cm" svg:y2="1cm"><text:p/></draw:line><draw:line draw:style-name="gr20" draw:text-style-name="P4" svg:x1="13cm" svg:y1="4.75cm" svg:x2="13cm" svg:y2="3.5cm"><text:p/></draw:line><draw:custom-shape draw:style-name="gr21" draw:text-style-name="P4" svg:width="1.25cm" svg:height="0.502cm" draw:transform="rotate (1.5707963267949) translate (12.7493888888889cm 3.49959722222222cm)"><text:p/><draw:enhanced-geometry svg:viewBox="0 0 21600 21600" draw:type="rectangle" draw:enhanced-path="M 0 0 L 21600 0 21600 21600 0 21600 0 0 Z N"/></draw:custom-shape><draw:line draw:style-name="gr22" draw:text-style-name="P4" svg:x1="10.75cm" svg:y1="4.75cm" svg:x2="13cm" svg:y2="4.75cm"><text:p/></draw:line><draw:line draw:style-name="gr23" draw:text-style-name="P4" svg:x1="0.75cm" svg:y1="2cm" svg:x2="0.75cm" svg:y2="3.75cm"><text:p/></draw:line><draw:line draw:style-name="gr24" draw:text-style-name="P4" svg:x1="5.5cm" svg:y1="3.75cm" svg:x2="5.5cm" svg:y2="2cm"><text:p/></draw:line><draw:line draw:style-name="gr25" draw:text-style-name="P4" svg:x1="13.75cm" svg:y1="1.75cm" svg:x2="13.75cm" svg:y2="4cm"><text:p/></draw:line><draw:polygon draw:style-name="gr26" draw:text-style-name="P5" svg:width="0.249cm" svg:height="0.499cm" svg:x="2.5cm" svg:y="0.75cm" svg:viewBox="0 0 250 500" draw:points="0,500 0,0 250,250"><text:p/></draw:polygon><draw:polygon draw:style-name="gr27" draw:text-style-name="P5" svg:width="0.249cm" svg:height="0.499cm" svg:x="10.25cm" svg:y="0.75cm" svg:viewBox="0 0 250 500" draw:points="0,500 0,0 250,250"><text:p/></draw:polygon><draw:frame draw:style-name="gr28" draw:text-style-name="P6" svg:width="0.507cm" svg:height="0.532cm" svg:x="0cm" svg:y="2.499cm"><draw:image xlink:href="Pictures/20000016000001FB000002139C26B7625FC8D2ED.svm" xlink:type="simple" xlink:show="embed" xlink:actuate="onLoad" draw:mime-type="image/x-svm"><text:p/></draw:image><draw:image xlink:href="Pictures/100002000000001300000014B0BB5C13EDC58B8F.png" xlink:type="simple" xlink:show="embed" xlink:actuate="onLoad" draw:mime-type="image/png"/></draw:frame><draw:frame draw:style-name="gr28" draw:text-style-name="P6" svg:width="0.574cm" svg:height="0.532cm" svg:x="14cm" svg:y="2.499cm"><draw:image xlink:href="Pictures/200000160000023E00000213BF57E94BE90E8E54.svm" xlink:type="simple" xlink:show="embed" xlink:actuate="onLoad" draw:mime-type="image/x-svm"><text:p/></draw:image><draw:image xlink:href="Pictures/100002000000001600000014705BEE7B0B148AED.png" xlink:type="simple" xlink:show="embed" xlink:actuate="onLoad" draw:mime-type="image/png"/></draw:frame><draw:frame draw:style-name="gr28" draw:text-style-name="P6" svg:width="0.502cm" svg:height="0.472cm" svg:x="12.176cm" svg:y="2.72cm"><draw:image xlink:href="Pictures/2000000F000001F5000001D73BEDFCFCEBC089CB.svm" xlink:type="simple" xlink:show="embed" xlink:actuate="onLoad" draw:mime-type="image/x-svm"><text:p/></draw:image><draw:image xlink:href="Pictures/10000200000000130000001237486A618A3A9052.png" xlink:type="simple" xlink:show="embed" xlink:actuate="onLoad" draw:mime-type="image/png"/></draw:frame><draw:frame draw:style-name="gr28" draw:text-style-name="P6" svg:width="0.511cm" svg:height="0.472cm" svg:x="9.25cm" svg:y="2.72cm"><draw:image xlink:href="Pictures/2000000F000001FE000001D7582E061F1700CBFB.svm" xlink:type="simple" xlink:show="embed" xlink:actuate="onLoad" draw:mime-type="image/x-svm"><text:p/></draw:image><draw:image xlink:href="Pictures/10000200000000130000001216BCDDD6743D1C81.png" xlink:type="simple" xlink:show="embed" xlink:actuate="onLoad" draw:mime-type="image/png"/></draw:frame><draw:frame draw:style-name="gr28" draw:text-style-name="P6" svg:width="0.555cm" svg:height="0.53cm" svg:x="8.999cm" svg:y="0cm"><draw:image xlink:href="Pictures/200000160000022B000002131287E7164A2C663A.svm" xlink:type="simple" xlink:show="embed" xlink:actuate="onLoad" draw:mime-type="image/x-svm"><text:p/></draw:image><draw:image xlink:href="Pictures/100002000000001500000014CE5EF1D503A59ADC.png" xlink:type="simple" xlink:show="embed" xlink:actuate="onLoad" draw:mime-type="image/png"/></draw:frame><draw:frame draw:style-name="gr28" draw:text-style-name="P6" svg:width="0.466cm" svg:height="0.47cm" svg:x="7.25cm" svg:y="0cm"><draw:image xlink:href="Pictures/2000000F000001D3000001D7DF8122581FD9696C.svm" xlink:type="simple" xlink:show="embed" xlink:actuate="onLoad" draw:mime-type="image/x-svm"><text:p/></draw:image><draw:image xlink:href="Pictures/1000020000000012000000125E7BFFD30073F7DC.png" xlink:type="simple" xlink:show="embed" xlink:actuate="onLoad" draw:mime-type="image/png"/></draw:frame><draw:frame draw:style-name="gr28" draw:text-style-name="P6" svg:width="0.581cm" svg:height="0.532cm" svg:x="4.75cm" svg:y="2.72cm"><draw:image xlink:href="Pictures/20000016000002460000021305EF71429D72DBB3.svm" xlink:type="simple" xlink:show="embed" xlink:actuate="onLoad" draw:mime-type="image/x-svm"><text:p/></draw:image><draw:image xlink:href="Pictures/10000200000000160000001421EBA3510C55676C.png" xlink:type="simple" xlink:show="embed" xlink:actuate="onLoad" draw:mime-type="image/png"/></draw:frame></draw:g></text:p>
      <text:p text:style-name="P1"><text:tab/>Considerar:</text:p>
      <text:p text:style-name="P1"><text:tab/><text:tab/>resistência do indutor </text:p>
      <text:p text:style-name="P1"><text:tab/><text:tab/>queda de tensão no diodo</text:p>
      <text:p text:style-name="P1"/>
      <text:p text:style-name="P1"><text:tab/><text:span text:style-name="T2">Formas de onda:</text:span></text:p>
      <text:p text:style-name="P1"><text:tab/><text:tab/></text:p>
      <text:p text:style-name="P1"/>
      <text:p text:style-name="P1"/>
      <text:p text:style-name="P1">Modelagem <text:span text:style-name="T1">linear</text:span> por Espaço de Estados</text:p>
      <text:p text:style-name="P1"/>
      <text:p text:style-name="P2"><draw:frame draw:style-name="fr1" draw:name="Objeto1" text:anchor-type="as-char" svg:y="-0.739cm" svg:width="3.03cm" svg:height="1.17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1" draw:name="Objeto2" text:anchor-type="as-char" svg:y="-0.683cm" svg:width="6.158cm" svg:height="1.06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>Modelo médio de pequenos sinais:</text:p>
      <text:p text:style-name="P1"/>
      <text:p text:style-name="P1"><text:tab/>perdas, eficiência, ganho:</text:p>
      <text:p text:style-name="P1"/>
      <text:p text:style-name="P1"/>
      <text:p text:style-name="P1">Perdas de comutaçã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15:01:54.912410691</meta:creation-date>
    <meta:generator>LibreOffice/7.0.2.2$Linux_X86_64 LibreOffice_project/3a01483fc371ab18cfca4bab0d636937da5eaf70</meta:generator>
    <dc:date>2021-01-11T15:58:32.169014272</dc:date>
    <meta:editing-duration>P3DT3H12M25S</meta:editing-duration>
    <meta:editing-cycles>3</meta:editing-cycles>
    <meta:document-statistic meta:table-count="0" meta:image-count="0" meta:object-count="2" meta:page-count="1" meta:paragraph-count="13" meta:word-count="30" meta:character-count="207" meta:non-whitespace-character-count="175"/>
  </office:meta>
</office:document-meta>
</file>

<file path=Object 1/content.xml><?xml version="1.0" encoding="utf-8"?>
<math xmlns="http://www.w3.org/1998/Math/MathML" display="block">
  <semantics>
    <mrow>
      <mrow>
        <mfrac>
          <msub>
            <mi mathvariant="italic">dv</mi>
            <mi>o</mi>
          </msub>
          <mi mathvariant="italic">dt</mi>
        </mfrac>
        <mo stretchy="false">=</mo>
        <mfrac>
          <mn>1</mn>
          <mi>C</mi>
        </mfrac>
      </mrow>
      <mrow>
        <mo fence="true" stretchy="true">(</mo>
        <mrow>
          <mrow>
            <msub>
              <mi>i</mi>
              <mi>L</mi>
            </msub>
            <mo stretchy="false">−</mo>
            <mfrac>
              <msub>
                <mi>v</mi>
                <mi>o</mi>
              </msub>
              <mi>R</mi>
            </mfrac>
          </mrow>
        </mrow>
        <mo fence="true" stretchy="true">)</mo>
      </mrow>
    </mrow>
    <annotation encoding="StarMath 5.0">dv_o over dt = 1 over C LEFT(i_L - v_o over R RIGHT)</annotation>
  </semantics>
</math>
</file>

<file path=Object 2/content.xml><?xml version="1.0" encoding="utf-8"?>
<math xmlns="http://www.w3.org/1998/Math/MathML" display="block">
  <semantics>
    <mrow>
      <mfrac>
        <msub>
          <mi mathvariant="italic">di</mi>
          <mi>L</mi>
        </msub>
        <mi mathvariant="italic">dt</mi>
      </mfrac>
      <mo stretchy="false">=</mo>
      <mrow>
        <mfrac>
          <mn>1</mn>
          <mi>L</mi>
        </mfrac>
        <mo stretchy="false">⋅</mo>
        <mrow>
          <mo fence="true" stretchy="true">[</mo>
          <mrow>
            <mrow>
              <msub>
                <mi>V</mi>
                <mi>i</mi>
              </msub>
              <mrow>
                <mi>d</mi>
                <mo stretchy="false">+</mo>
                <msub>
                  <mi>V</mi>
                  <mi>d</mi>
                </msub>
              </mrow>
              <mrow>
                <mrow>
                  <mo fence="true" stretchy="false">(</mo>
                  <mrow>
                    <mrow>
                      <mn>1</mn>
                      <mo stretchy="false">−</mo>
                      <mi>d</mi>
                    </mrow>
                  </mrow>
                  <mo fence="true" stretchy="false">)</mo>
                </mrow>
                <mo stretchy="false">−</mo>
                <msub>
                  <mi>r</mi>
                  <mi>L</mi>
                </msub>
              </mrow>
              <mrow>
                <msub>
                  <mi>i</mi>
                  <mi>L</mi>
                </msub>
                <mo stretchy="false">−</mo>
                <msub>
                  <mi>v</mi>
                  <mi>o</mi>
                </msub>
              </mrow>
            </mrow>
          </mrow>
          <mo fence="true" stretchy="true">]</mo>
        </mrow>
      </mrow>
    </mrow>
    <annotation encoding="StarMath 5.0">di_L over dt = 1 over L cdot left[ V_i d + V_d (1-d) - r_L i_L - v_o right]</annotation>
  </semantics>
</math>
</file>